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63a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f8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29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654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46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0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174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1d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65a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7c6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aa9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0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a0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41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87a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8c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b9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d5b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01c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2d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56e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677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df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ff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b5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a5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b61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c3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ca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c82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5e5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b9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a5e5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410d64e4"/>
    </style:style>
    <style:style style:name="T4" style:family="text">
      <style:text-properties fo:color="#333333" officeooo:rsid="41195f75"/>
    </style:style>
    <style:style style:name="T5" style:family="text">
      <style:text-properties fo:color="#333333" officeooo:rsid="410ebeb3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style:font-name-asian="標楷體1"/>
    </style:style>
    <style:style style:name="T8" style:family="text">
      <style:text-properties fo:color="#333333" style:font-name="標楷體1" officeooo:rsid="41a66f15" style:font-name-asian="標楷體1"/>
    </style:style>
    <style:style style:name="T9" style:family="text">
      <style:text-properties fo:color="#333333" style:font-name="標楷體1" officeooo:rsid="41a66f15"/>
    </style:style>
    <style:style style:name="T10" style:family="text">
      <style:text-properties fo:color="#333333" style:font-name="標楷體1" officeooo:rsid="41399fb9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4118afc0" style:font-name-asian="標楷體1"/>
    </style:style>
    <style:style style:name="T18" style:family="text">
      <style:text-properties style:font-name="標楷體1" officeooo:rsid="41399fb9" style:font-name-asian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a66f15"/>
    </style:style>
    <style:style style:name="T27" style:family="text">
      <style:text-properties officeooo:rsid="41195f75"/>
    </style:style>
    <style:style style:name="T28" style:family="text">
      <style:text-properties officeooo:rsid="41195f75" style:font-name-asian="Arial1"/>
    </style:style>
    <style:style style:name="T29" style:family="text">
      <style:text-properties fo:color="#666666"/>
    </style:style>
    <style:style style:name="T30" style:family="text">
      <style:text-properties fo:color="#666666" officeooo:rsid="418a4113"/>
    </style:style>
    <style:style style:name="T31" style:family="text">
      <style:text-properties fo:color="#666666" officeooo:rsid="418a4113" style:font-name-asian="Arial1"/>
    </style:style>
    <style:style style:name="T32" style:family="text">
      <style:text-properties style:font-name="標楷體1"/>
    </style:style>
    <style:style style:name="T33" style:family="text">
      <style:text-properties style:font-name="標楷體1" officeooo:rsid="416c9a5a"/>
    </style:style>
    <style:style style:name="T34" style:family="text">
      <style:text-properties style:font-name="標楷體1" officeooo:rsid="4183914b"/>
    </style:style>
    <style:style style:name="T35" style:family="text">
      <style:text-properties style:font-name="標楷體1" officeooo:rsid="4186ea5f"/>
    </style:style>
    <style:style style:name="T36" style:family="text">
      <style:text-properties style:font-name="標楷體1" style:font-name-asian="標楷體1"/>
    </style:style>
    <style:style style:name="T37" style:family="text">
      <style:text-properties style:font-name="標楷體1" officeooo:rsid="41a66f15" style:font-name-asian="標楷體1"/>
    </style:style>
    <style:style style:name="T38" style:family="text">
      <style:text-properties style:text-position="sub 58%" style:font-name="標楷體1" officeooo:rsid="41195f75"/>
    </style:style>
    <style:style style:name="T39" style:family="text">
      <style:text-properties officeooo:rsid="418a4113"/>
    </style:style>
    <style:style style:name="T40" style:family="text">
      <style:text-properties officeooo:rsid="418a4113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5563222" text:style-name="L1">
        <text:list-item>
          <text:p text:style-name="P37"><text:bookmark-start text:name="紅移、紫移"/>紅移、紫移<text:bookmark-end text:name="紅移、紫移"/></text:p>
          <text:list>
            <text:list-item>
              <text:p text:style-name="P1">明顯例子，救護車 發出 聲響。</text:p>
              <text:list>
                <text:list-item>
                  <text:p text:style-name="P36">救護車 遠離 →<text:span text:style-name="T11"> 聲音 出現 紅移</text:span><text:span text:style-name="T3">現象</text:span><text:span text:style-name="T11">。</text:span></text:p>
                </text:list-item>
                <text:list-item>
                  <text:p text:style-name="P36">救護車 靠近 →<text:span text:style-name="T11"> 聲音 出現 紫移</text:span><text:span text:style-name="T3">現象</text:span>。</text:p>
                </text:list-item>
                <text:list-item>
                  <text:p text:style-name="P36">救護車 超音速 靠近 →<text:span text:style-name="T12"> 聲音 出現 紫移現象、音爆現象</text:span>。</text:p>
                </text:list-item>
                <text:list-item>
                  <text:p text:style-name="P32">救護車、空氣 固定不動 →<text:span text:style-name="T13"> 聲音 沒有出現 紅移現象、紫移現象。</text:span></text:p>
                  <text:list>
                    <text:list-item>
                      <text:p text:style-name="P32">位置，第<text:span text:style-name="T34">t秒</text:span>的力 前面於 第（<text:span text:style-name="T15">t+</text:span><text:span text:style-name="T35">1）</text:span>秒的力。</text:p>
                      <text:list>
                        <text:list-item>
                          <text:p text:style-name="P32">前方的個體 聽到的聲音 是 正序、正向順序、順向順序 聲音。</text:p>
                        </text:list-item>
                        <text:list-item>
                          <text:p text:style-name="P33">前方的個體 先聽到 第<text:span text:style-name="T34">t秒</text:span>的聲音，然後才會聽到 第（<text:span text:style-name="T15">t+</text:span><text:span text:style-name="T35">1）</text:span>秒的聲音。</text:p>
                          <text:list>
                            <text:list-item>
                              <text:p text:style-name="P32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1">救護車固定不動、</text:span>空氣<text:span text:style-name="T1">（低於 音速）</text:span>靠近 →<text:span text:style-name="T13"> 聲音 出現 紫移現象。</text:span></text:p>
                  <text:list>
                    <text:list-item>
                      <text:p text:style-name="P31">位置，第<text:span text:style-name="T34">t秒</text:span>的力 前面於 第（<text:span text:style-name="T15">t+</text:span><text:span text:style-name="T35">1）</text:span>秒的力。</text:p>
                    </text:list-item>
                  </text:list>
                </text:list-item>
                <text:list-item>
                  <text:p text:style-name="P39"><text:span text:style-name="T1">救護車固定不動、</text:span>空氣超音速<text:span text:style-name="T1">（</text:span>等速度<text:span text:style-name="T1">）</text:span>靠近 →<text:span text:style-name="T13"> 聲音 出現 紫移現象、不會音爆現象、</text:span><text:span text:style-name="T4">從前到後型</text:span><text:span text:style-name="T13">後移現象</text:span>。</text:p>
                  <text:list>
                    <text:list-item>
                      <text:p text:style-name="P18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18">（對於 救護車 來說，力、聲音 的）相對位置<text:span text:style-name="T15"> = 相對</text:span>速度<text:span text:style-name="T15"> * </text:span><text:span text:style-name="T22">t</text:span>。</text:p>
                      <text:list>
                        <text:list-item>
                          <text:p text:style-name="P34">位置，第<text:span text:style-name="T34">t秒</text:span>的力 後面於 第（<text:span text:style-name="T15">t+</text:span><text:span text:style-name="T35">1）</text:span>秒的力 <text:span text:style-name="T40">↔</text:span><text:span text:style-name="T39"> 後移現象</text:span>。</text:p>
                          <text:list>
                            <text:list-item>
                              <text:p text:style-name="P34">前方的個體 聽到的聲音 是 反序、反向順序、逆向順序 聲音。</text:p>
                            </text:list-item>
                            <text:list-item>
                              <text:p text:style-name="P34">前方的個體 先聽到 第（<text:span text:style-name="T15">t+</text:span><text:span text:style-name="T35">1）</text:span><text:span text:style-name="T34">秒</text:span>的聲音，然後才會聽到 第<text:span text:style-name="T34">t</text:span>秒的聲音。</text:p>
                            </text:list-item>
                            <text:list-item>
                              <text:p text:style-name="P40">第<text:span text:style-name="T34">t秒</text:span>的<text:span text:style-name="T1">力的</text:span>位置 後面於 第<text:span text:style-name="T1">（</text:span><text:span text:style-name="T15">t+</text:span><text:span text:style-name="T35">1</text:span><text:span text:style-name="T6">）</text:span>秒的<text:span text:style-name="T1">力的</text:span>位置 <text:span text:style-name="T40">↔</text:span><text:span text:style-name="T39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明顯例子，飛機 等速度飛行。</text:p>
                      <text:list>
                        <text:list-item>
                          <text:p text:style-name="P1">駕駛員、飛機內的空氣 靜止不動。</text:p>
                        </text:list-item>
                        <text:list-item>
                          <text:p text:style-name="P2">駕駛員、飛機內的空氣 蘊含的 力，不會 因為 等速度飛行，從 飛機內 跑到飛機外。</text:p>
                          <text:list>
                            <text:list-item>
                              <text:p text:style-name="P3">不會 從飛機內跑到飛機外 <text:span text:style-name="T28">↔</text:span><text:span text:style-name="T27"> 沒有 </text:span>後移現象。</text:p>
                              <text:list>
                                <text:list-item>
                                  <text:p text:style-name="P4">等速度飛行，飛機內 <text:span text:style-name="T27">沒有 </text:span>後移現象。</text:p>
                                </text:list-item>
                                <text:list-item>
                                  <text:p text:style-name="P10">加速度飛行，飛機內 <text:span text:style-name="T27">有 </text:span>後移現象。</text:p>
                                </text:list-item>
                                <text:list-item>
                                  <text:p text:style-name="P11">減速度飛行，飛機內 <text:span text:style-name="T27">有 前</text:span>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飛機 超音速 等速度飛行。</text:p>
                          <text:list>
                            <text:list-item>
                              <text:p text:style-name="P5">飛機外的空氣<text:span text:style-name="T17">（蘊含的 往前運動）的 力，會因為 超音速，從飛機前跑到飛機後</text:span>。</text:p>
                              <text:list>
                                <text:list-item>
                                  <text:p text:style-name="P6"><text:span text:style-name="T17">超音速</text:span>飛行，飛機外 <text:span text:style-name="T27">有 </text:span>後移現象<text:span text:style-name="T17">。</text:span></text:p>
                                  <text:list>
                                    <text:list-item>
                                      <text:p text:style-name="P14"><text:span text:style-name="T17">超音速</text:span> 等速度飛行、變速度飛行，飛機外 <text:span text:style-name="T27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">第<text:span text:style-name="T15">T</text:span><text:span text:style-name="T21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23"><text:span text:style-name="T21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6">第<text:span text:style-name="T33">t</text:span><text:span text:style-name="T38">t&lt;T</text:span><text:span text:style-name="T21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23"><text:span text:style-name="T21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26"><text:span text:style-name="T33">t</text:span><text:span text:style-name="T38">t&lt;T</text:span><text:span text:style-name="T19"> &lt; T</text:span>。</text:p>
                                    </text:list-item>
                                    <text:list-item>
                                      <text:p text:style-name="P25">第<text:span text:style-name="T33">t</text:span><text:span text:style-name="T38">t&lt;T</text:span><text:span text:style-name="T17">秒的（往前運動的）力 </text:span><text:span text:style-name="T14">在 飛機 後方</text:span> <text:span text:style-name="T28">↔</text:span><text:span text:style-name="T27"> </text:span>後移現象。</text:p>
                                      <text:list>
                                        <text:list-item>
                                          <text:p text:style-name="P2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35">（對於 飛機 來說，力、聲音 的）相對位置<text:span text:style-name="T15"> = 相對</text:span>速度<text:span text:style-name="T15">*（</text:span><text:span text:style-name="T24">T</text:span><text:span text:style-name="T15">–</text:span><text:span text:style-name="T22">t）</text:span>。</text:p>
                                        </text:list-item>
                                        <text:list-item>
                                          <text:p text:style-name="P41"><text:span text:style-name="T22">後移現象，聲音 越早出現 →</text:span><text:span text:style-name="T9"> </text:span><text:span text:style-name="T10">t </text:span><text:span text:style-name="T7">越</text:span><text:span text:style-name="T8">小 → </text:span><text:span text:style-name="T16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1">救護車固定不動、</text:span>空氣超音速<text:span text:style-name="T1">（</text:span>加速度<text:span text:style-name="T1">）</text:span>靠近 →<text:span text:style-name="T13"> 聲音 出現 紫移現象、不會音爆現象、</text:span><text:span text:style-name="T4">從前到後型</text:span><text:span text:style-name="T13">後移現象</text:span><text:span text:style-name="T5">、</text:span><text:span text:style-name="T4">從內到外型</text:span><text:span text:style-name="T5">後移現象</text:span>。</text:p>
                  <text:list>
                    <text:list-item>
                      <text:list>
                        <text:list-item>
                          <text:p text:style-name="P7">假定，飛機 加速度飛行。</text:p>
                          <text:list>
                            <text:list-item>
                              <text:p text:style-name="P8">駕駛員、飛機內的空氣 蘊含的 力，會 因為 加速度飛行，從飛機內跑到飛機外。</text:p>
                            </text:list-item>
                            <text:list-item>
                              <text:p text:style-name="P8">駕駛員、飛機內的空氣 蘊含的 力，會因為加速度飛行，從飛機內跑到飛機後方。</text:p>
                              <text:list>
                                <text:list-item>
                                  <text:p text:style-name="P12">力 從 飛機內 跑到 飛機後方 <text:span text:style-name="T28">↔</text:span><text:span text:style-name="T27"> </text:span>後移現象<text:span text:style-name="T27">、從內到外型</text:span>後移現象。</text:p>
                                </text:list-item>
                              </text:list>
                            </text:list-item>
                            <text:list-item>
                              <text:p text:style-name="P9">飛機外的空氣。</text:p>
                              <text:list>
                                <text:list-item>
                                  <text:p text:style-name="P22">第<text:span text:style-name="T33">t</text:span><text:span text:style-name="T38">t&lt;T</text:span><text:span text:style-name="T21">秒的 力 </text:span><text:span text:style-name="T14">在 飛機 後方</text:span> <text:span text:style-name="T28">↔</text:span><text:span text:style-name="T27"> </text:span>後移現象、<text:span text:style-name="T27">從前到後型</text:span>後移現象。</text:p>
                                  <text:list>
                                    <text:list-item>
                                      <text:p text:style-name="P13">力 從 飛機前方 跑到 飛機後方 <text:span text:style-name="T28">↔</text:span><text:span text:style-name="T27"> </text:span>後移現象、<text:span text:style-name="T27">從前到後型</text:span>後移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假定，飛機的 飛行速度 低於 音速。</text:p>
                          <text:list>
                            <text:list-item>
                              <text:p text:style-name="P24">前方的個體 會 先碰到 第<text:span text:style-name="T33">t</text:span><text:span text:style-name="T38">t&lt;T</text:span><text:span text:style-name="T21">秒的力、</text:span>飛機，之後 才碰到 第<text:span text:style-name="T20">T</text:span><text:span text:style-name="T21">秒的 力</text:span>。</text:p>
                              <text:list>
                                <text:list-item>
                                  <text:p text:style-name="P24">前方的個體 是 在飛機外 並且 在飛機前方 的 個體。</text:p>
                                </text:list-item>
                                <text:list-item>
                                  <text:p text:style-name="P24">前方的個體 有機率認定，先出現第<text:span text:style-name="T33">t</text:span><text:span text:style-name="T38">t&lt;T</text:span><text:span text:style-name="T21">秒的力</text:span>，之後才出現第<text:span text:style-name="T20">T</text:span><text:span text:style-name="T21">秒的力</text:span>。</text:p>
                                </text:list-item>
                                <text:list-item>
                                  <text:p text:style-name="P24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    <text:list>
                                    <text:list-item>
                                      <text:p text:style-name="P17">前方的個體 有機率認定，因果正常。</text:p>
                                    </text:list-item>
                                    <text:list-item>
                                      <text:p text:style-name="P17">前方的個體 有機率認定，先有 因 才有 果。</text:p>
                                    </text:list-item>
                                    <text:list-item>
                                      <text:p text:style-name="P27">不是 超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假定，飛機 超音速飛行。</text:p>
                          <text:list>
                            <text:list-item>
                              <text:p text:style-name="P24">駕駛員、飛機、乘客 會 先碰到 第<text:span text:style-name="T33">t</text:span><text:span text:style-name="T38">t&lt;T</text:span><text:span text:style-name="T21">秒的力</text:span>，之後 才碰到 第<text:span text:style-name="T20">T</text:span><text:span text:style-name="T21">秒的力</text:span>。</text:p>
                              <text:list>
                                <text:list-item>
                                  <text:p text:style-name="P30">駕駛員、乘客 是 在飛機內的 個體。</text:p>
                                </text:list-item>
                                <text:list-item>
                                  <text:p text:style-name="P28">駕駛員、飛機、乘客有機率認定，先出現第<text:span text:style-name="T33">t</text:span><text:span text:style-name="T38">t&lt;T</text:span><text:span text:style-name="T21">秒的力 </text:span>之後才出現第<text:span text:style-name="T20">T</text:span><text:span text:style-name="T21">秒的力</text:span>。</text:p>
                                </text:list-item>
                                <text:list-item>
                                  <text:p text:style-name="P20">駕駛員、飛機、乘客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    <text:list>
                                    <text:list-item>
                                      <text:p text:style-name="P19">駕駛員、飛機、乘客 有機率認定，因果正常。</text:p>
                                    </text:list-item>
                                    <text:list-item>
                                      <text:p text:style-name="P19">駕駛員、飛機、乘客 有機率認定，先有 因 才有 果。</text:p>
                                    </text:list-item>
                                    <text:list-item>
                                      <text:p text:style-name="P16">（仍然）不是 超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前方的個體 會 先碰到 第<text:span text:style-name="T20">T</text:span><text:span text:style-name="T21">秒的力、</text:span>飛機，之後 才碰到 第<text:span text:style-name="T33">t</text:span><text:span text:style-name="T38">t&lt;T</text:span><text:span text:style-name="T21">秒的 力</text:span>。</text:p>
                              <text:list>
                                <text:list-item>
                                  <text:p text:style-name="P29">前方的個體 是 在飛機外 並且 在飛機前方 的 個體。</text:p>
                                </text:list-item>
                                <text:list-item>
                                  <text:p text:style-name="P24">前方的個體 有機率認定，先出現第<text:span text:style-name="T20">T</text:span><text:span text:style-name="T21">秒的力</text:span>，之後才出現第<text:span text:style-name="T33">t</text:span><text:span text:style-name="T38">t&lt;T</text:span><text:span text:style-name="T21">秒的力</text:span>。</text:p>
                                </text:list-item>
                                <text:list-item>
                                  <text:p text:style-name="P21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1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15">前方的個體 有機率認定，先有 果 才有 因。</text:p>
                                    </text:list-item>
                                    <text:list-item>
                                      <text:p text:style-name="P15">（仍然）不是 超自然現象。</text:p>
                                      <text:list>
                                        <text:list-item>
                                          <text:p text:style-name="P15">只是因為 參考坐標系的 不同，產生的 錯覺、認知偏誤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0:44:21.428000000</dc:date>
    <meta:editing-duration>P16DT23H16M52S</meta:editing-duration>
    <meta:editing-cycles>15519</meta:editing-cycles>
    <meta:document-statistic meta:table-count="0" meta:image-count="0" meta:object-count="0" meta:page-count="1" meta:paragraph-count="71" meta:word-count="1696" meta:character-count="2055" meta:non-whitespace-character-count="1818"/>
  </office:meta>
</office:document-meta>
</file>